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Q0</text:p>
          </table:table-cell>
          <table:table-cell office:value-type="string">
            <text:p>a</text:p>
          </table:table-cell>
          <table:table-cell office:value-type="string">
            <text:p>Q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Q0</text:p>
          </table:table-cell>
          <table:table-cell office:value-type="string">
            <text:p>b</text:p>
          </table:table-cell>
          <table:table-cell office:value-type="string">
            <text:p>Q0Q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Q1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Q1</text:p>
          </table:table-cell>
          <table:table-cell office:value-type="string">
            <text:p>b</text:p>
          </table:table-cell>
          <table:table-cell office:value-type="string">
            <text:p>Q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Q2</text:p>
          </table:table-cell>
          <table:table-cell office:value-type="string">
            <text:p>a</text:p>
          </table:table-cell>
          <table:table-cell office:value-type="string">
            <text:p>Q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Q2</text:p>
          </table:table-cell>
          <table:table-cell office:value-type="string">
            <text:p>b</text:p>
          </table:table-cell>
          <table:table-cell office:value-type="string">
            <text:p>Q2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par1</text:p>
          </table:table-cell>
          <table:table-cell office:value-type="string">
            <text:p>par2</text:p>
          </table:table-cell>
          <table:table-cell office:value-type="string">
            <text:p>resul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Q0</text:p>
          </table:table-cell>
          <table:table-cell office:value-type="string">
            <text:p>a</text:p>
          </table:table-cell>
          <table:table-cell office:value-type="string">
            <text:p>Q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Q0</text:p>
          </table:table-cell>
          <table:table-cell office:value-type="string">
            <text:p>b</text:p>
          </table:table-cell>
          <table:table-cell office:value-type="string">
            <text:p>Q0Q1</text:p>
          </table:table-cell>
          <table:table-cell office:value-type="string">
            <text:p>Cria novo estado a partir de estados existente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Percorrer todos novo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q0q1</text:p>
          </table:table-cell>
          <table:table-cell office:value-type="string">
            <text:p>a</text:p>
          </table:table-cell>
          <table:table-cell office:value-type="string">
            <text:p>Q0</text:p>
          </table:table-cell>
          <table:table-cell office:value-type="string">
            <text:p>Concatenar todos destinos de cada um do estados unido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q0q1</text:p>
          </table:table-cell>
          <table:table-cell office:value-type="string">
            <text:p>b</text:p>
          </table:table-cell>
          <table:table-cell office:value-type="string">
            <text:p>q0q1q2</text:p>
          </table:table-cell>
          <table:table-cell office:value-type="string">
            <text:p>Concatenar todos destinos de cada um do estados unidos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Percorrer todos novo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q0q1q2</text:p>
          </table:table-cell>
          <table:table-cell office:value-type="string">
            <text:p>a</text:p>
          </table:table-cell>
          <table:table-cell office:value-type="string">
            <text:p>q0q2</text:p>
          </table:table-cell>
          <table:table-cell office:value-type="string">
            <text:p>De cada estado que foi unido, juntar todos destinos, criando novo estado, caso ainda não exista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q0q1q2</text:p>
          </table:table-cell>
          <table:table-cell office:value-type="string">
            <text:p>b</text:p>
          </table:table-cell>
          <table:table-cell office:value-type="string">
            <text:p>q0q1q2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O que era inicial continua inicia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Os estado que contem algum estado final, passam a ser final.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6"/>
          <table:table-cell office:value-type="string">
            <text:p>q0</text:p>
          </table:table-cell>
          <table:table-cell office:value-type="string">
            <text:p>a</text:p>
          </table:table-cell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08">08/10/2007</text:date>, <text:time>18:40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2$Win32 OpenOffice.org_project/680m14$Build-9134</meta:generator>
    <meta:creation-date>2007-10-02T15:24:11</meta:creation-date>
    <dc:date>2007-10-08T18:40:46</dc:date>
    <dc:language>pt-BR</dc:language>
    <meta:editing-cycles>4</meta:editing-cycles>
    <meta:editing-duration>PT7H47M15S</meta:editing-duration>
    <meta:user-defined meta:name="Info 1"/>
    <meta:user-defined meta:name="Info 2"/>
    <meta:user-defined meta:name="Info 3"/>
    <meta:user-defined meta:name="Info 4"/>
    <meta:document-statistic meta:table-count="3" meta:cell-count="48"/>
  </office:meta>
</office:document-meta>
</file>